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solid" draw:fill-color="#99ccff" draw:textarea-horizontal-align="justify" draw:textarea-vertical-align="middle" draw:auto-grow-height="false"/>
    </style:style>
    <style:style style:name="gr2" style:family="graphic" style:parent-style-name="standard">
      <style:graphic-properties draw:stroke="dash" draw:stroke-dash="Fine_20_Dashed_20__28_var_29_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solid" svg:stroke-width="0cm" svg:stroke-color="#000000" draw:marker-start-width="0.2cm" draw:marker-end-width="0.2cm" draw:fill="solid" draw:fill-color="#cccccc" draw:textarea-horizontal-align="center" draw:textarea-vertical-align="middle" fo:padding-top="0.125cm" fo:padding-bottom="0.125cm" fo:padding-left="0.25cm" fo:padding-right="0.25cm"/>
    </style:style>
    <style:style style:name="gr5" style:family="graphic" style:parent-style-name="standard">
      <style:graphic-properties draw:stroke="none" svg:stroke-color="#000000" draw:fill="solid" draw:fill-color="#ffffff" draw:textarea-horizontal-align="justify" draw:textarea-vertical-align="middle" draw:auto-grow-height="false"/>
    </style:style>
    <style:style style:name="gr6" style:family="graphic" style:parent-style-name="standard">
      <style:graphic-properties svg:stroke-width="0cm" draw:marker-start-width="0.2cm" draw:marker-end="Arrow" draw:marker-end-width="0.3cm" draw:textarea-horizontal-align="center" draw:textarea-vertical-align="middle" fo:padding-top="0.125cm" fo:padding-bottom="0.125cm" fo:padding-left="0.25cm" fo:padding-right="0.25cm"/>
    </style:style>
    <style:style style:name="gr7" style:family="graphic" style:parent-style-name="standard">
      <style:graphic-properties svg:stroke-width="0cm" draw:marker-start="Arrow" draw:marker-start-width="0.305cm" draw:marker-end="" draw:marker-end-width="0.3cm" draw:textarea-horizontal-align="center" draw:textarea-vertical-align="middle" fo:padding-top="0.125cm" fo:padding-bottom="0.125cm" fo:padding-left="0.25cm" fo:padding-right="0.25cm"/>
    </style:style>
    <style:style style:name="gr8" style:family="graphic" style:parent-style-name="standard">
      <style:graphic-properties draw:stroke="none" svg:stroke-color="#000000" draw:fill="none" draw:fill-color="#00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4pt" fo:font-style="italic" style:font-size-asian="14pt" style:font-style-asian="italic" style:font-size-complex="14pt" style:font-style-complex="italic"/>
    </style:style>
    <style:style style:name="T1" style:family="text">
      <style:text-properties fo:font-size="14pt" fo:font-style="italic" style:font-size-asian="14pt" style:font-style-asian="italic" style:font-size-complex="14pt" style:font-style-complex="italic"/>
    </style:style>
    <style:style style:name="T2" style:family="text">
      <style:text-properties style:text-position="sub 58%" fo:font-size="14pt" fo:font-style="italic" style:font-size-asian="14pt" style:font-style-asian="italic" style:font-size-complex="14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346cm" svg:height="1.34cm" svg:x="8.084cm" svg:y="8.55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1.952cm" svg:y1="8.955cm" svg:x2="8.142cm" svg:y2="8.955cm">
          <text:p/>
        </draw:line>
        <draw:frame draw:style-name="gr3" draw:text-style-name="P2" draw:layer="layout" svg:width="1.001cm" svg:height="0.968cm" svg:x="6.584cm" svg:y="7.652cm">
          <draw:text-box>
            <text:p><text:span text:style-name="T1">q</text:span><text:span text:style-name="T2">in</text:span></text:p>
          </draw:text-box>
        </draw:frame>
        <draw:polygon draw:style-name="gr4" draw:text-style-name="P1" draw:layer="layout" svg:width="4.444cm" svg:height="1.16cm" svg:x="7.985cm" svg:y="8.729cm" svg:viewBox="0 0 4445 1161" draw:points="0,0 579,65 919,240 1138,709 1276,907 1908,979 2985,1000 3489,709 3698,334 3779,209 4445,240 4445,1161 0,1161">
          <text:p/>
        </draw:polygon>
        <draw:custom-shape draw:style-name="gr5" draw:text-style-name="P1" draw:layer="layout" svg:width="0.161cm" svg:height="1.407cm" svg:x="7.923cm" svg:y="8.52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161cm" svg:height="1.407cm" svg:x="12.309cm" svg:y="8.50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5.688cm" svg:height="0.161cm" svg:x="8.083cm" svg:y="9.85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2.999cm" svg:height="0.968cm" svg:x="12.3cm" svg:y="7.65cm">
          <draw:text-box>
            <text:p><text:span text:style-name="T1">q</text:span><text:span text:style-name="T2">out</text:span><text:span text:style-name="T1">= Q</text:span><text:span text:style-name="T2">out</text:span><text:span text:style-name="T1">(h)</text:span></text:p>
          </draw:text-box>
        </draw:frame>
        <draw:line draw:style-name="gr6" draw:text-style-name="P1" draw:layer="layout" svg:x1="12.6cm" svg:y1="8.72cm" svg:x2="13.87cm" svg:y2="8.72cm">
          <text:p/>
        </draw:line>
        <draw:line draw:style-name="gr6" draw:text-style-name="P1" draw:layer="layout" svg:x1="6.6cm" svg:y1="8.72cm" svg:x2="7.87cm" svg:y2="8.72cm">
          <text:p/>
        </draw:line>
        <draw:line draw:style-name="gr6" draw:text-style-name="P1" draw:layer="layout" svg:x1="10.555cm" svg:y1="7.75cm" svg:x2="10.555cm" svg:y2="8.385cm">
          <text:p/>
        </draw:line>
        <draw:line draw:style-name="gr7" draw:text-style-name="P1" draw:layer="layout" svg:x1="11.355cm" svg:y1="7.751cm" svg:x2="11.355cm" svg:y2="8.386cm">
          <text:p/>
        </draw:line>
        <draw:frame draw:style-name="gr3" draw:text-style-name="P2" draw:layer="layout" svg:width="0.777cm" svg:height="0.806cm" svg:x="10.155cm" svg:y="6.915cm">
          <draw:text-box>
            <text:p><text:span text:style-name="T1">p</text:span></text:p>
          </draw:text-box>
        </draw:frame>
        <draw:frame draw:style-name="gr3" draw:text-style-name="P2" draw:layer="layout" svg:width="0.777cm" svg:height="0.806cm" svg:x="10.956cm" svg:y="6.915cm">
          <draw:text-box>
            <text:p><text:span text:style-name="T1">e</text:span></text:p>
          </draw:text-box>
        </draw:frame>
        <draw:frame draw:style-name="gr8" draw:text-style-name="P2" draw:layer="layout" svg:width="0.752cm" svg:height="0.806cm" svg:x="10.457cm" svg:y="8.815cm">
          <draw:text-box>
            <text:p><text:span text:style-name="T1">v</text:span></text:p>
          </draw:text-box>
        </draw:frame>
        <draw:frame draw:style-name="gr3" draw:text-style-name="P2" draw:layer="layout" svg:width="0.777cm" svg:height="0.806cm" svg:x="8.957cm" svg:y="7.815cm">
          <draw:text-box>
            <text:p><text:span text:style-name="T1">h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David Kneis</meta:initial-creator>
    <meta:creation-date>2010-12-22T17:27:34</meta:creation-date>
    <meta:generator>OpenOffice.org/3.2$Linux OpenOffice.org_project/320m12$Build-9483</meta:generator>
    <dc:date>2012-06-25T15:57:06</dc:date>
    <dc:creator>David Kneis</dc:creator>
    <meta:editing-duration>PT03H48M32S</meta:editing-duration>
    <meta:editing-cycles>13</meta:editing-cycles>
    <meta:document-statistic meta:object-count="16"/>
  </office:meta>
</office:document-meta>
</file>